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408" officeooo:paragraph-rsid="0014a408"/>
    </style:style>
    <style:style style:name="P2" style:family="paragraph" style:parent-style-name="Text_20_body">
      <style:paragraph-properties fo:text-align="center" style:justify-single-word="false"/>
    </style:style>
    <style:style style:name="P3" style:family="paragraph" style:parent-style-name="First_20_line_20_indent">
      <style:text-properties officeooo:paragraph-rsid="00152e96"/>
    </style:style>
    <style:style style:name="P4" style:family="paragraph" style:parent-style-name="First_20_line_20_indent">
      <style:text-properties officeooo:paragraph-rsid="001b6456"/>
    </style:style>
    <style:style style:name="P5" style:family="paragraph" style:parent-style-name="First_20_line_20_indent">
      <style:text-properties officeooo:paragraph-rsid="001c0d36"/>
    </style:style>
    <style:style style:name="P6" style:family="paragraph" style:parent-style-name="First_20_line_20_indent">
      <style:text-properties officeooo:rsid="001c6fe4" officeooo:paragraph-rsid="001c6fe4"/>
    </style:style>
    <style:style style:name="P7" style:family="paragraph" style:parent-style-name="First_20_line_20_indent">
      <style:text-properties officeooo:rsid="00221fdd" officeooo:paragraph-rsid="0024dd51"/>
    </style:style>
    <style:style style:name="P8" style:family="paragraph" style:parent-style-name="Heading_20_1">
      <style:paragraph-properties fo:text-align="center" style:justify-single-word="false"/>
    </style:style>
    <style:style style:name="P9" style:family="paragraph" style:parent-style-name="First_20_line_20_indent" style:list-style-name="L1">
      <style:text-properties officeooo:paragraph-rsid="001c0d36"/>
    </style:style>
    <style:style style:name="P10" style:family="paragraph" style:parent-style-name="First_20_line_20_indent" style:list-style-name="L1">
      <style:text-properties officeooo:rsid="001c0d36" officeooo:paragraph-rsid="001c0d36"/>
    </style:style>
    <style:style style:name="P11" style:family="paragraph" style:parent-style-name="First_20_line_20_indent" style:list-style-name="L1">
      <style:text-properties officeooo:rsid="001c6fe4" officeooo:paragraph-rsid="001c6fe4"/>
    </style:style>
    <style:style style:name="P12" style:family="paragraph" style:parent-style-name="First_20_line_20_indent">
      <style:text-properties officeooo:rsid="0024dd51" officeooo:paragraph-rsid="0024dd51"/>
    </style:style>
    <style:style style:name="P13" style:family="paragraph" style:parent-style-name="First_20_line_20_indent">
      <style:text-properties officeooo:paragraph-rsid="00277602" fo:background-color="#fff200"/>
    </style:style>
    <style:style style:name="P14" style:family="paragraph" style:parent-style-name="First_20_line_20_indent" style:list-style-name="L1">
      <style:paragraph-properties fo:margin-left="0in" fo:margin-right="0in" fo:text-indent="0in" style:auto-text-indent="false"/>
      <style:text-properties officeooo:rsid="00221fdd" officeooo:paragraph-rsid="00221fdd"/>
    </style:style>
    <style:style style:name="P15" style:family="paragraph" style:parent-style-name="Heading_20_2">
      <style:paragraph-properties fo:text-align="center" style:justify-single-word="false"/>
    </style:style>
    <style:style style:name="P16" style:family="paragraph" style:parent-style-name="Heading_20_3">
      <style:paragraph-properties fo:text-align="center" style:justify-single-word="false"/>
    </style:style>
    <style:style style:name="P17" style:family="paragraph" style:parent-style-name="Heading_20_4">
      <style:text-properties officeooo:paragraph-rsid="00210e27"/>
    </style:style>
    <style:style style:name="P18" style:family="paragraph" style:parent-style-name="Heading_20_4">
      <style:text-properties officeooo:rsid="00221fdd" officeooo:paragraph-rsid="00221fdd"/>
    </style:style>
    <style:style style:name="T1" style:family="text">
      <style:text-properties fo:font-weight="bold" style:font-weight-asian="bold" style:font-weight-complex="bold"/>
    </style:style>
    <style:style style:name="T2" style:family="text">
      <style:text-properties officeooo:rsid="0014a5a5"/>
    </style:style>
    <style:style style:name="T3" style:family="text">
      <style:text-properties officeooo:rsid="001998d5"/>
    </style:style>
    <style:style style:name="T4" style:family="text">
      <style:text-properties fo:font-style="italic" style:font-style-asian="italic"/>
    </style:style>
    <style:style style:name="T5" style:family="text">
      <style:text-properties officeooo:rsid="001b6456"/>
    </style:style>
    <style:style style:name="T6" style:family="text">
      <style:text-properties officeooo:rsid="001c0d36"/>
    </style:style>
    <style:style style:name="T7" style:family="text">
      <style:text-properties officeooo:rsid="001c6fe4"/>
    </style:style>
    <style:style style:name="T8" style:family="text">
      <style:text-properties officeooo:rsid="001d2572"/>
    </style:style>
    <style:style style:name="T9" style:family="text">
      <style:text-properties officeooo:rsid="00235179"/>
    </style:style>
    <style:style style:name="T10" style:family="text">
      <style:text-properties officeooo:rsid="00277602"/>
    </style:style>
    <style:style style:name="T11" style:family="text">
      <style:text-properties officeooo:rsid="0027f4f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OMS W6156 - Topics in Software Engineering</text:h>
      <text:h text:style-name="P15" text:outline-level="2">Spring 2019</text:h>
      <text:h text:style-name="P15" text:outline-level="2"><text:span text:style-name="T5">Preliminary</text:span> Proposal</text:h>
      <text:h text:style-name="P16" text:outline-level="3">Bruno Martins - bm2787</text:h>
      <text:p text:style-name="P2"/>
      <text:p text:style-name="P1"><text:a xlink:type="simple" xlink:href="https://www.rust-lang.org/" text:style-name="Internet_20_link" text:visited-style-name="Visited_20_Internet_20_Link"/></text:p>
      <text:p text:style-name="P3"><text:a xlink:type="simple" xlink:href="https://www.rust-lang.org/" text:style-name="Internet_20_link" text:visited-style-name="Visited_20_Internet_20_Link">Rust</text:a> is a new <text:span text:style-name="T2">(version 1.0 was released in 2015) </text:span>systems programming language developed by Mozilla as a <text:span text:style-name="T3">fast and </text:span>safe alternative to the dominant C and C++ languages. In their words: "Rust is a systems programming language that runs blazingly fast, prevents almost all crashes, and eliminates data races". While most of the language <text:span text:style-name="T3">features </text:span>borrows judiciously from other languages, there is one central <text:span text:style-name="T2">novel </text:span>feature that <text:span text:style-name="T2">seems to be</text:span> unique to Rust: the <text:a xlink:type="simple" xlink:href="https://doc.rust-lang.org/1.8.0/book/references-and-borrowing.html" text:style-name="Internet_20_link" text:visited-style-name="Visited_20_Internet_20_Link"><text:span text:style-name="T2">b</text:span></text:a><text:a xlink:type="simple" xlink:href="https://doc.rust-lang.org/1.8.0/book/references-and-borrowing.html" text:style-name="Internet_20_link" text:visited-style-name="Visited_20_Internet_20_Link">orrow </text:a><text:a xlink:type="simple" xlink:href="https://doc.rust-lang.org/1.8.0/book/references-and-borrowing.html" text:style-name="Internet_20_link" text:visited-style-name="Visited_20_Internet_20_Link"><text:span text:style-name="T2">c</text:span></text:a><text:a xlink:type="simple" xlink:href="https://doc.rust-lang.org/1.8.0/book/references-and-borrowing.html" text:style-name="Internet_20_link" text:visited-style-name="Visited_20_Internet_20_Link">hecker</text:a>. <text:span text:style-name="T2">The borrow checker</text:span> <text:span text:style-name="T1">statically</text:span> evaluates the ownership and the lifetime of all pieces of data in a <text:s/>program to find<text:span text:style-name="T2"> and prevent entire classes of bugs like data races and use-after-free.</text:span></text:p>
      <text:p text:style-name="P4">My proposal is to put their claims to test. </text:p>
      <text:p text:style-name="First_20_line_20_indent"><text:span text:style-name="T5">First, I'd need to familiarize myself with Rust. Towards that end, I plan on reading most of "The Rust Programming Language" book </text:span><text:reference-mark-start text:name="ZOTERO_ITEM CSL_CITATION {&quot;citationID&quot;:&quot;zIAm7GVW&quot;,&quot;properties&quot;:{&quot;formattedCitation&quot;:&quot;[1]&quot;,&quot;plainCitation&quot;:&quot;[1]&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NqhIiMiTQM"/><text:span text:style-name="T5">[1]</text:span><text:reference-mark-end text:name="ZOTERO_ITEM CSL_CITATION {&quot;citationID&quot;:&quot;zIAm7GVW&quot;,&quot;properties&quot;:{&quot;formattedCitation&quot;:&quot;[1]&quot;,&quot;plainCitation&quot;:&quot;[1]&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NqhIiMiTQM"/><text:span text:style-name="T5"> in order to learn how to program in it.</text:span></text:p>
      <text:p text:style-name="P6">These are the questions I'd like to answer or investigate:</text:p>
      <text:h text:style-name="Heading_20_4" text:outline-level="4">Would Rust prevent bugs in an actual, production codebase?</text:h>
      <text:p text:style-name="P5">Towards this end, I will pick a production codebase that I am <text:span text:style-name="T6">fairly</text:span> familiar with, EPICS<text:span text:style-name="T5"> (Experimental Physics and Industrial Control System, written in C and C++), and:</text:span></text:p>
      <text:list xml:id="list1806477618" text:style-name="L1">
        <text:list-item>
          <text:p text:style-name="P9"><text:span text:style-name="T6">Comb through their bugs </text:span><text:reference-mark-start text:name="ZOTERO_ITEM CSL_CITATION {&quot;citationID&quot;:&quot;4aTIAB8T&quot;,&quot;properties&quot;:{&quot;formattedCitation&quot;:&quot;[2]&quot;,&quot;plainCitation&quot;:&quot;[2]&quot;,&quot;noteIndex&quot;:0},&quot;citationItems&quot;:[{&quot;id&quot;:40,&quot;uris&quot;:[&quot;http://zotero.org/users/local/xCG98HH5/items/ACNRMYGN&quot;],&quot;uri&quot;:[&quot;http://zotero.org/users/local/xCG98HH5/items/ACNRMYGN&quot;],&quot;itemData&quot;:{&quot;id&quot;:40,&quot;type&quot;:&quot;webpage&quot;,&quot;title&quot;:&quot;Bugs : EPICS Base&quot;,&quot;URL&quot;:&quot;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quot;,&quot;accessed&quot;:{&quot;date-parts&quot;:[[&quot;2019&quot;,2,6]]}}}],&quot;schema&quot;:&quot;https://github.com/citation-style-language/schema/raw/master/csl-citation.json&quot;} RNDdRtGeZHLqC"/><text:span text:style-name="T6">[2]</text:span><text:reference-mark-end text:name="ZOTERO_ITEM CSL_CITATION {&quot;citationID&quot;:&quot;4aTIAB8T&quot;,&quot;properties&quot;:{&quot;formattedCitation&quot;:&quot;[2]&quot;,&quot;plainCitation&quot;:&quot;[2]&quot;,&quot;noteIndex&quot;:0},&quot;citationItems&quot;:[{&quot;id&quot;:40,&quot;uris&quot;:[&quot;http://zotero.org/users/local/xCG98HH5/items/ACNRMYGN&quot;],&quot;uri&quot;:[&quot;http://zotero.org/users/local/xCG98HH5/items/ACNRMYGN&quot;],&quot;itemData&quot;:{&quot;id&quot;:40,&quot;type&quot;:&quot;webpage&quot;,&quot;title&quot;:&quot;Bugs : EPICS Base&quot;,&quot;URL&quot;:&quot;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quot;,&quot;accessed&quot;:{&quot;date-parts&quot;:[[&quot;2019&quot;,2,6]]}}}],&quot;schema&quot;:&quot;https://github.com/citation-style-language/schema/raw/master/csl-citation.json&quot;} RNDdRtGeZHLqC"/><text:span text:style-name="T6"> (their bug tracker goes back 16 years)</text:span></text:p>
        </text:list-item>
        <text:list-item>
          <text:p text:style-name="P10">Select a few interesting bugs that are reasonably easy to isolate and reproduce</text:p>
        </text:list-item>
        <text:list-item>
          <text:p text:style-name="P10"><text:span text:style-name="T7">Isolate and r</text:span>eproduce the bug in their source language</text:p>
        </text:list-item>
        <text:list-item>
          <text:p text:style-name="P10">Try to reproduce the bug in Rust<text:span text:style-name="T7">, attempting to stay as close as possible to the original code structure</text:span></text:p>
        </text:list-item>
        <text:list-item>
          <text:p text:style-name="P11">If the bug already has a fix, investigate if the fix would be applicable, or even necessary, in Rust</text:p>
          <text:p text:style-name="P14"/>
        </text:list-item>
      </text:list>
      <text:h text:style-name="P17" text:outline-level="4">How easy is it to port code from C or C++ to Rust?</text:h>
      <text:p text:style-name="First_20_line_20_indent"><text:span text:style-name="T7">This question will be answered in part by the work mentioned in the previous question, in part by reading about other people's experiences </text:span><text:reference-mark-start text:name="ZOTERO_ITEM CSL_CITATION {&quot;citationID&quot;:&quot;N6h2abdR&quot;,&quot;properties&quot;:{&quot;formattedCitation&quot;:&quot;[3]&quot;,&quot;plainCitation&quot;:&quot;[3]&quot;,&quot;noteIndex&quot;:0},&quot;citationItems&quot;:[{&quot;id&quot;:18,&quot;uris&quot;:[&quot;http://zotero.org/users/local/xCG98HH5/items/TQRQKRCP&quot;],&quot;uri&quot;:[&quot;http://zotero.org/users/local/xCG98HH5/items/TQRQKRCP&quot;],&quot;itemData&quot;:{&quot;id&quot;:18,&quot;type&quot;:&quot;article-journal&quot;,&quot;title&quot;:&quot;Identifying Barriers to Adoption for Rust through Online Discourse&quot;,&quot;container-title&quot;:&quot;arXiv:1901.01001 [cs]&quot;,&quot;source&quot;:&quot;arXiv.org&quot;,&quot;abstract&quot;:&quot;Rust is a low-level programming language known for its unique approach to memory-safe systems programming and for its steep learning curve. To understand what makes Rust difficult to adopt, we surveyed the top Reddit and Hacker News posts and comments about Rust; from these online discussions, we identified three hypotheses about Rust's barriers to adoption. We found that certain key features, idioms, and integration patterns were not easily accessible to new users.&quot;,&quot;URL&quot;:&quot;http://arxiv.org/abs/1901.01001&quot;,&quot;note&quot;:&quot;arXiv: 1901.01001&quot;,&quot;author&quot;:[{&quot;family&quot;:&quot;Zeng&quot;,&quot;given&quot;:&quot;Anna&quot;},{&quot;family&quot;:&quot;Crichton&quot;,&quot;given&quot;:&quot;Will&quot;}],&quot;issued&quot;:{&quot;date-parts&quot;:[[&quot;2019&quot;,1,4]]},&quot;accessed&quot;:{&quot;date-parts&quot;:[[&quot;2019&quot;,2,5]]}}}],&quot;schema&quot;:&quot;https://github.com/citation-style-language/schema/raw/master/csl-citation.json&quot;} RNDdEQ4dk7YZp"/><text:span text:style-name="T7">[3]</text:span><text:reference-mark-end text:name="ZOTERO_ITEM CSL_CITATION {&quot;citationID&quot;:&quot;N6h2abdR&quot;,&quot;properties&quot;:{&quot;formattedCitation&quot;:&quot;[3]&quot;,&quot;plainCitation&quot;:&quot;[3]&quot;,&quot;noteIndex&quot;:0},&quot;citationItems&quot;:[{&quot;id&quot;:18,&quot;uris&quot;:[&quot;http://zotero.org/users/local/xCG98HH5/items/TQRQKRCP&quot;],&quot;uri&quot;:[&quot;http://zotero.org/users/local/xCG98HH5/items/TQRQKRCP&quot;],&quot;itemData&quot;:{&quot;id&quot;:18,&quot;type&quot;:&quot;article-journal&quot;,&quot;title&quot;:&quot;Identifying Barriers to Adoption for Rust through Online Discourse&quot;,&quot;container-title&quot;:&quot;arXiv:1901.01001 [cs]&quot;,&quot;source&quot;:&quot;arXiv.org&quot;,&quot;abstract&quot;:&quot;Rust is a low-level programming language known for its unique approach to memory-safe systems programming and for its steep learning curve. To understand what makes Rust difficult to adopt, we surveyed the top Reddit and Hacker News posts and comments about Rust; from these online discussions, we identified three hypotheses about Rust's barriers to adoption. We found that certain key features, idioms, and integration patterns were not easily accessible to new users.&quot;,&quot;URL&quot;:&quot;http://arxiv.org/abs/1901.01001&quot;,&quot;note&quot;:&quot;arXiv: 1901.01001&quot;,&quot;author&quot;:[{&quot;family&quot;:&quot;Zeng&quot;,&quot;given&quot;:&quot;Anna&quot;},{&quot;family&quot;:&quot;Crichton&quot;,&quot;given&quot;:&quot;Will&quot;}],&quot;issued&quot;:{&quot;date-parts&quot;:[[&quot;2019&quot;,1,4]]},&quot;accessed&quot;:{&quot;date-parts&quot;:[[&quot;2019&quot;,2,5]]}}}],&quot;schema&quot;:&quot;https://github.com/citation-style-language/schema/raw/master/csl-citation.json&quot;} RNDdEQ4dk7YZp"/><text:span text:style-name="T7"> </text:span><text:reference-mark-start text:name="ZOTERO_ITEM CSL_CITATION {&quot;citationID&quot;:&quot;HEl8RlnG&quot;,&quot;properties&quot;:{&quot;formattedCitation&quot;:&quot;[4]&quot;,&quot;plainCitation&quot;:&quot;[4]&quot;,&quot;noteIndex&quot;:0},&quot;citationItems&quot;:[{&quot;id&quot;:37,&quot;uris&quot;:[&quot;http://zotero.org/users/local/xCG98HH5/items/YSGV785U&quot;],&quot;uri&quot;:[&quot;http://zotero.org/users/local/xCG98HH5/items/YSGV785U&quot;],&quot;itemData&quot;:{&quot;id&quot;:37,&quot;type&quot;:&quot;article-journal&quot;,&quot;title&quot;:&quot;Experience Report: Developing the Servo Web Browser Engine using Rust&quot;,&quot;container-title&quot;:&quot;arXiv:1505.07383 [cs]&quot;,&quot;source&quot;:&quot;arXiv.org&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builds on many concepts familiar to the functional programming community, forming a novelty - a useful, safe systems programming language. In this paper, we show how a language with an affine type system, regions, and many syntactic features familiar to functional language programmers can be successfully used to build state-of-the-art systems software. We also outline several pitfalls encountered along the way and describe some potential areas for future research.&quot;,&quot;URL&quot;:&quot;http://arxiv.org/abs/1505.07383&quot;,&quot;note&quot;:&quot;arXiv: 1505.07383&quot;,&quot;shortTitle&quot;:&quot;Experience Report&quot;,&quot;author&quot;:[{&quot;family&quot;:&quot;Anderson&quot;,&quot;given&quot;:&quot;Brian&quot;},{&quot;family&quot;:&quot;Bergstrom&quot;,&quot;given&quot;:&quot;Lars&quot;},{&quot;family&quot;:&quot;Herman&quot;,&quot;given&quot;:&quot;David&quot;},{&quot;family&quot;:&quot;Matthews&quot;,&quot;given&quot;:&quot;Josh&quot;},{&quot;family&quot;:&quot;McAllister&quot;,&quot;given&quot;:&quot;Keegan&quot;},{&quot;family&quot;:&quot;Goregaokar&quot;,&quot;given&quot;:&quot;Manish&quot;},{&quot;family&quot;:&quot;Moffitt&quot;,&quot;given&quot;:&quot;Jack&quot;},{&quot;family&quot;:&quot;Sapin&quot;,&quot;given&quot;:&quot;Simon&quot;}],&quot;issued&quot;:{&quot;date-parts&quot;:[[&quot;2015&quot;,5,26]]},&quot;accessed&quot;:{&quot;date-parts&quot;:[[&quot;2019&quot;,2,5]]}}}],&quot;schema&quot;:&quot;https://github.com/citation-style-language/schema/raw/master/csl-citation.json&quot;} RNDCPydNpaad6"/><text:span text:style-name="T7">[4]</text:span><text:reference-mark-end text:name="ZOTERO_ITEM CSL_CITATION {&quot;citationID&quot;:&quot;HEl8RlnG&quot;,&quot;properties&quot;:{&quot;formattedCitation&quot;:&quot;[4]&quot;,&quot;plainCitation&quot;:&quot;[4]&quot;,&quot;noteIndex&quot;:0},&quot;citationItems&quot;:[{&quot;id&quot;:37,&quot;uris&quot;:[&quot;http://zotero.org/users/local/xCG98HH5/items/YSGV785U&quot;],&quot;uri&quot;:[&quot;http://zotero.org/users/local/xCG98HH5/items/YSGV785U&quot;],&quot;itemData&quot;:{&quot;id&quot;:37,&quot;type&quot;:&quot;article-journal&quot;,&quot;title&quot;:&quot;Experience Report: Developing the Servo Web Browser Engine using Rust&quot;,&quot;container-title&quot;:&quot;arXiv:1505.07383 [cs]&quot;,&quot;source&quot;:&quot;arXiv.org&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builds on many concepts familiar to the functional programming community, forming a novelty - a useful, safe systems programming language. In this paper, we show how a language with an affine type system, regions, and many syntactic features familiar to functional language programmers can be successfully used to build state-of-the-art systems software. We also outline several pitfalls encountered along the way and describe some potential areas for future research.&quot;,&quot;URL&quot;:&quot;http://arxiv.org/abs/1505.07383&quot;,&quot;note&quot;:&quot;arXiv: 1505.07383&quot;,&quot;shortTitle&quot;:&quot;Experience Report&quot;,&quot;author&quot;:[{&quot;family&quot;:&quot;Anderson&quot;,&quot;given&quot;:&quot;Brian&quot;},{&quot;family&quot;:&quot;Bergstrom&quot;,&quot;given&quot;:&quot;Lars&quot;},{&quot;family&quot;:&quot;Herman&quot;,&quot;given&quot;:&quot;David&quot;},{&quot;family&quot;:&quot;Matthews&quot;,&quot;given&quot;:&quot;Josh&quot;},{&quot;family&quot;:&quot;McAllister&quot;,&quot;given&quot;:&quot;Keegan&quot;},{&quot;family&quot;:&quot;Goregaokar&quot;,&quot;given&quot;:&quot;Manish&quot;},{&quot;family&quot;:&quot;Moffitt&quot;,&quot;given&quot;:&quot;Jack&quot;},{&quot;family&quot;:&quot;Sapin&quot;,&quot;given&quot;:&quot;Simon&quot;}],&quot;issued&quot;:{&quot;date-parts&quot;:[[&quot;2015&quot;,5,26]]},&quot;accessed&quot;:{&quot;date-parts&quot;:[[&quot;2019&quot;,2,5]]}}}],&quot;schema&quot;:&quot;https://github.com/citation-style-language/schema/raw/master/csl-citation.json&quot;} RNDCPydNpaad6"/><text:span text:style-name="T7"> </text:span><text:reference-mark-start text:name="ZOTERO_ITEM CSL_CITATION {&quot;citationID&quot;:&quot;hQKs8G9I&quot;,&quot;properties&quot;:{&quot;formattedCitation&quot;:&quot;[5]&quot;,&quot;plainCitation&quot;:&quot;[5]&quot;,&quot;noteIndex&quot;:0},&quot;citationItems&quot;:[{&quot;id&quot;:5,&quot;uris&quot;:[&quot;http://zotero.org/users/local/xCG98HH5/items/34V9MMU3&quot;],&quot;uri&quot;:[&quot;http://zotero.org/users/local/xCG98HH5/items/34V9MMU3&quot;],&quot;itemData&quot;:{&quot;id&quot;:5,&quot;type&quot;:&quot;paper-conference&quot;,&quot;title&quot;:&quot;Rust As a Language for High Performance GC Implementation&quot;,&quot;container-title&quot;:&quot;Proceedings of the 2016 ACM SIGPLAN International Symposium on Memory Management&quot;,&quot;collection-title&quot;:&quot;ISMM 2016&quot;,&quot;publisher&quot;:&quot;ACM&quot;,&quot;publisher-place&quot;:&quot;New York, NY, USA&quot;,&quot;page&quot;:&quot;89–98&quot;,&quot;source&quot;:&quot;ACM Digital Library&quot;,&quot;event-place&quot;:&quot;New York, NY, USA&quot;,&quot;abstract&quot;:&quot;High performance garbage collectors build upon performance-critical low-level code, typically exhibit multiple levels of concurrency, and are prone to subtle bugs. Implementing, debugging and maintaining such collectors can therefore be extremely challenging. The choice of implementation language is a crucial consideration when building a collector. Typically, the drive for performance and the need for efficient support of low-level memory operations leads to the use of low-level languages like C or C++, which offer little by way of safety and software engineering benefits. This risks undermining the robustness and flexibility of the collector design. Rust's ownership model, lifetime specification, and reference borrowing deliver safety guarantees through a powerful static checker with little runtime overhead. These features make Rust a compelling candidate for a collector implementation language, but they come with restrictions that threaten expressiveness and efficiency. We describe our experience implementing an Immix garbage collector in Rust and C. We discuss the benefits of Rust, the obstacles encountered, and how we overcame them. We show that our Immix implementation has almost identical performance on micro benchmarks, compared to its implementation in C, and outperforms the popular BDW collector on the gcbench micro benchmark. We find that Rust's safety features do not create significant barriers to implementing a high performance collector. Though memory managers are usually considered low-level, our high performance implementation relies on very little unsafe code, with the vast majority of the implementation benefiting from Rust's safety. We see our experience as a compelling proof-of-concept of Rust as an implementation language for high performance garbage collection.&quot;,&quot;URL&quot;:&quot;http://doi.acm.org/10.1145/2926697.2926707&quot;,&quot;DOI&quot;:&quot;10.1145/2926697.2926707&quot;,&quot;ISBN&quot;:&quot;978-1-4503-4317-6&quot;,&quot;note&quot;:&quot;event-place: Santa Barbara, CA, USA&quot;,&quot;author&quot;:[{&quot;family&quot;:&quot;Lin&quot;,&quot;given&quot;:&quot;Yi&quot;},{&quot;family&quot;:&quot;Blackburn&quot;,&quot;given&quot;:&quot;Stephen M.&quot;},{&quot;family&quot;:&quot;Hosking&quot;,&quot;given&quot;:&quot;Antony L.&quot;},{&quot;family&quot;:&quot;Norrish&quot;,&quot;given&quot;:&quot;Michael&quot;}],&quot;issued&quot;:{&quot;date-parts&quot;:[[&quot;2016&quot;]]},&quot;accessed&quot;:{&quot;date-parts&quot;:[[&quot;2019&quot;,2,5]]}}}],&quot;schema&quot;:&quot;https://github.com/citation-style-language/schema/raw/master/csl-citation.json&quot;} RND5fmIyUiVDm"/><text:span text:style-name="T7">[5]</text:span><text:reference-mark-end text:name="ZOTERO_ITEM CSL_CITATION {&quot;citationID&quot;:&quot;hQKs8G9I&quot;,&quot;properties&quot;:{&quot;formattedCitation&quot;:&quot;[5]&quot;,&quot;plainCitation&quot;:&quot;[5]&quot;,&quot;noteIndex&quot;:0},&quot;citationItems&quot;:[{&quot;id&quot;:5,&quot;uris&quot;:[&quot;http://zotero.org/users/local/xCG98HH5/items/34V9MMU3&quot;],&quot;uri&quot;:[&quot;http://zotero.org/users/local/xCG98HH5/items/34V9MMU3&quot;],&quot;itemData&quot;:{&quot;id&quot;:5,&quot;type&quot;:&quot;paper-conference&quot;,&quot;title&quot;:&quot;Rust As a Language for High Performance GC Implementation&quot;,&quot;container-title&quot;:&quot;Proceedings of the 2016 ACM SIGPLAN International Symposium on Memory Management&quot;,&quot;collection-title&quot;:&quot;ISMM 2016&quot;,&quot;publisher&quot;:&quot;ACM&quot;,&quot;publisher-place&quot;:&quot;New York, NY, USA&quot;,&quot;page&quot;:&quot;89–98&quot;,&quot;source&quot;:&quot;ACM Digital Library&quot;,&quot;event-place&quot;:&quot;New York, NY, USA&quot;,&quot;abstract&quot;:&quot;High performance garbage collectors build upon performance-critical low-level code, typically exhibit multiple levels of concurrency, and are prone to subtle bugs. Implementing, debugging and maintaining such collectors can therefore be extremely challenging. The choice of implementation language is a crucial consideration when building a collector. Typically, the drive for performance and the need for efficient support of low-level memory operations leads to the use of low-level languages like C or C++, which offer little by way of safety and software engineering benefits. This risks undermining the robustness and flexibility of the collector design. Rust's ownership model, lifetime specification, and reference borrowing deliver safety guarantees through a powerful static checker with little runtime overhead. These features make Rust a compelling candidate for a collector implementation language, but they come with restrictions that threaten expressiveness and efficiency. We describe our experience implementing an Immix garbage collector in Rust and C. We discuss the benefits of Rust, the obstacles encountered, and how we overcame them. We show that our Immix implementation has almost identical performance on micro benchmarks, compared to its implementation in C, and outperforms the popular BDW collector on the gcbench micro benchmark. We find that Rust's safety features do not create significant barriers to implementing a high performance collector. Though memory managers are usually considered low-level, our high performance implementation relies on very little unsafe code, with the vast majority of the implementation benefiting from Rust's safety. We see our experience as a compelling proof-of-concept of Rust as an implementation language for high performance garbage collection.&quot;,&quot;URL&quot;:&quot;http://doi.acm.org/10.1145/2926697.2926707&quot;,&quot;DOI&quot;:&quot;10.1145/2926697.2926707&quot;,&quot;ISBN&quot;:&quot;978-1-4503-4317-6&quot;,&quot;note&quot;:&quot;event-place: Santa Barbara, CA, USA&quot;,&quot;author&quot;:[{&quot;family&quot;:&quot;Lin&quot;,&quot;given&quot;:&quot;Yi&quot;},{&quot;family&quot;:&quot;Blackburn&quot;,&quot;given&quot;:&quot;Stephen M.&quot;},{&quot;family&quot;:&quot;Hosking&quot;,&quot;given&quot;:&quot;Antony L.&quot;},{&quot;family&quot;:&quot;Norrish&quot;,&quot;given&quot;:&quot;Michael&quot;}],&quot;issued&quot;:{&quot;date-parts&quot;:[[&quot;2016&quot;]]},&quot;accessed&quot;:{&quot;date-parts&quot;:[[&quot;2019&quot;,2,5]]}}}],&quot;schema&quot;:&quot;https://github.com/citation-style-language/schema/raw/master/csl-citation.json&quot;} RND5fmIyUiVDm"/><text:span text:style-name="T7">, and in part by doing a small survey. I have <text:s/>a friend that works with Rust as a full time job and I think I can get him and a few of his coworkers to fill out a survey.</text:span></text:p>
      <text:h text:style-name="P18" text:outline-level="4"><text:soft-page-break/>Resistance to mutations</text:h>
      <text:p text:style-name="P7">I'd also like to incorporate the professor's suggestion<text:span text:style-name="T9">s</text:span> on investigating mutation analysis. EPICS currently has a fair amount of tests, so I could start by using a mutation tool to introduce bugs there<text:span text:style-name="T9">, but I am not quite sure how to do the same on the Rust side. The EPICS codebase is large. Maybe I could look into the snippets that I'd have in both languages from the "Would Rust prevent bugs in an actual, production codebase?" work, write tests to them and then evaluate the effects of similar mutations on both of them.</text:span></text:p>
      <text:p text:style-name="P12">My plan for the final project is to reimplement a whole module of EPICS into Rust. Maybe I could investigate mutations then?</text:p>
      <text:p text:style-name="First_20_line_20_indent"/>
      <text:p text:style-name="First_20_line_20_indent"><text:span text:style-name="T8">Since the academic literature on Rust is scarce (as far as I could tell), I'd be reading other documents that I found on Rust too, like </text:span><text:reference-mark-start text:name="ZOTERO_ITEM CSL_CITATION {&quot;citationID&quot;:&quot;p1qyQlH5&quot;,&quot;properties&quot;:{&quot;formattedCitation&quot;:&quot;[6]&quot;,&quot;plainCitation&quot;:&quot;[6]&quot;,&quot;noteIndex&quot;:0},&quot;citationItems&quot;:[{&quot;id&quot;:29,&quot;uris&quot;:[&quot;http://zotero.org/users/local/xCG98HH5/items/SBHPVPSW&quot;],&quot;uri&quot;:[&quot;http://zotero.org/users/local/xCG98HH5/items/SBHPVPSW&quot;],&quot;itemData&quot;:{&quot;id&quot;:29,&quot;type&quot;:&quot;paper-conference&quot;,&quot;title&quot;:&quot;System Programming in Rust: Beyond Safety&quot;,&quot;container-title&quot;:&quot;Proceedings of the 16th Workshop on Hot Topics in Operating Systems&quot;,&quot;collection-title&quot;:&quot;HotOS '17&quot;,&quot;publisher&quot;:&quot;ACM&quot;,&quot;publisher-place&quot;:&quot;New York, NY, USA&quot;,&quot;page&quot;:&quot;156–161&quot;,&quot;source&quot;:&quot;ACM Digital Library&quot;,&quot;event-place&quot;:&quot;New York, NY, USA&quot;,&quot;abstract&quot;:&quot;Rust is a new system programming language that offers a practical and safe alternative to C. Rust is unique in that it enforces safety without runtime overhead, most importantly, without the overhead of garbage collection. While zero-cost safety is remarkable on its own, we argue that the superpowers of Rust go beyond safety. In particular, Rust's linear type system enables capabilities that cannot be implemented efficiently in traditional languages, both safe and unsafe, and that dramatically improve security and reliability of system software. We show three examples of such capabilities: zero-copy software fault isolation, efficient static information flow analysis, and automatic checkpointing. While these capabilities have been in the spotlight of systems research for a long time, their practical use is hindered by high cost and complexity. We argue that with the adoption of Rust these mechanisms will become commoditized.&quot;,&quot;URL&quot;:&quot;http://doi.acm.org/10.1145/3102980.3103006&quot;,&quot;DOI&quot;:&quot;10.1145/3102980.3103006&quot;,&quot;ISBN&quot;:&quot;978-1-4503-5068-6&quot;,&quot;note&quot;:&quot;event-place: Whistler, BC, Canada&quot;,&quot;shortTitle&quot;:&quot;System Programming in Rust&quot;,&quot;author&quot;:[{&quot;family&quot;:&quot;Balasubramanian&quot;,&quot;given&quot;:&quot;Abhiram&quot;},{&quot;family&quot;:&quot;Baranowski&quot;,&quot;given&quot;:&quot;Marek S.&quot;},{&quot;family&quot;:&quot;Burtsev&quot;,&quot;given&quot;:&quot;Anton&quot;},{&quot;family&quot;:&quot;Panda&quot;,&quot;given&quot;:&quot;Aurojit&quot;},{&quot;family&quot;:&quot;Rakamarić&quot;,&quot;given&quot;:&quot;Zvonimir&quot;},{&quot;family&quot;:&quot;Ryzhyk&quot;,&quot;given&quot;:&quot;Leonid&quot;}],&quot;issued&quot;:{&quot;date-parts&quot;:[[&quot;2017&quot;]]},&quot;accessed&quot;:{&quot;date-parts&quot;:[[&quot;2019&quot;,2,5]]}}}],&quot;schema&quot;:&quot;https://github.com/citation-style-language/schema/raw/master/csl-citation.json&quot;} RND3E4NNH83CS"/><text:span text:style-name="T8">[6]</text:span><text:reference-mark-end text:name="ZOTERO_ITEM CSL_CITATION {&quot;citationID&quot;:&quot;p1qyQlH5&quot;,&quot;properties&quot;:{&quot;formattedCitation&quot;:&quot;[6]&quot;,&quot;plainCitation&quot;:&quot;[6]&quot;,&quot;noteIndex&quot;:0},&quot;citationItems&quot;:[{&quot;id&quot;:29,&quot;uris&quot;:[&quot;http://zotero.org/users/local/xCG98HH5/items/SBHPVPSW&quot;],&quot;uri&quot;:[&quot;http://zotero.org/users/local/xCG98HH5/items/SBHPVPSW&quot;],&quot;itemData&quot;:{&quot;id&quot;:29,&quot;type&quot;:&quot;paper-conference&quot;,&quot;title&quot;:&quot;System Programming in Rust: Beyond Safety&quot;,&quot;container-title&quot;:&quot;Proceedings of the 16th Workshop on Hot Topics in Operating Systems&quot;,&quot;collection-title&quot;:&quot;HotOS '17&quot;,&quot;publisher&quot;:&quot;ACM&quot;,&quot;publisher-place&quot;:&quot;New York, NY, USA&quot;,&quot;page&quot;:&quot;156–161&quot;,&quot;source&quot;:&quot;ACM Digital Library&quot;,&quot;event-place&quot;:&quot;New York, NY, USA&quot;,&quot;abstract&quot;:&quot;Rust is a new system programming language that offers a practical and safe alternative to C. Rust is unique in that it enforces safety without runtime overhead, most importantly, without the overhead of garbage collection. While zero-cost safety is remarkable on its own, we argue that the superpowers of Rust go beyond safety. In particular, Rust's linear type system enables capabilities that cannot be implemented efficiently in traditional languages, both safe and unsafe, and that dramatically improve security and reliability of system software. We show three examples of such capabilities: zero-copy software fault isolation, efficient static information flow analysis, and automatic checkpointing. While these capabilities have been in the spotlight of systems research for a long time, their practical use is hindered by high cost and complexity. We argue that with the adoption of Rust these mechanisms will become commoditized.&quot;,&quot;URL&quot;:&quot;http://doi.acm.org/10.1145/3102980.3103006&quot;,&quot;DOI&quot;:&quot;10.1145/3102980.3103006&quot;,&quot;ISBN&quot;:&quot;978-1-4503-5068-6&quot;,&quot;note&quot;:&quot;event-place: Whistler, BC, Canada&quot;,&quot;shortTitle&quot;:&quot;System Programming in Rust&quot;,&quot;author&quot;:[{&quot;family&quot;:&quot;Balasubramanian&quot;,&quot;given&quot;:&quot;Abhiram&quot;},{&quot;family&quot;:&quot;Baranowski&quot;,&quot;given&quot;:&quot;Marek S.&quot;},{&quot;family&quot;:&quot;Burtsev&quot;,&quot;given&quot;:&quot;Anton&quot;},{&quot;family&quot;:&quot;Panda&quot;,&quot;given&quot;:&quot;Aurojit&quot;},{&quot;family&quot;:&quot;Rakamarić&quot;,&quot;given&quot;:&quot;Zvonimir&quot;},{&quot;family&quot;:&quot;Ryzhyk&quot;,&quot;given&quot;:&quot;Leonid&quot;}],&quot;issued&quot;:{&quot;date-parts&quot;:[[&quot;2017&quot;]]},&quot;accessed&quot;:{&quot;date-parts&quot;:[[&quot;2019&quot;,2,5]]}}}],&quot;schema&quot;:&quot;https://github.com/citation-style-language/schema/raw/master/csl-citation.json&quot;} RND3E4NNH83CS"/><text:span text:style-name="T8"> </text:span><text:reference-mark-start text:name="ZOTERO_ITEM CSL_CITATION {&quot;citationID&quot;:&quot;GJHl2JO2&quot;,&quot;properties&quot;:{&quot;formattedCitation&quot;:&quot;[7]&quot;,&quot;plainCitation&quot;:&quot;[7]&quot;,&quot;noteIndex&quot;:0},&quot;citationItems&quot;:[{&quot;id&quot;:21,&quot;uris&quot;:[&quot;http://zotero.org/users/local/xCG98HH5/items/BTL3UX5J&quot;],&quot;uri&quot;:[&quot;http://zotero.org/users/local/xCG98HH5/items/BTL3UX5J&quot;],&quot;itemData&quot;:{&quot;id&quot;:21,&quot;type&quot;:&quot;paper-conference&quot;,&quot;title&quot;:&quot;The Case for Writing a Kernel in Rust&quot;,&quot;container-title&quot;:&quot;Proceedings of the 8th Asia-Pacific Workshop on Systems&quot;,&quot;collection-title&quot;:&quot;APSys '17&quot;,&quot;publisher&quot;:&quot;ACM&quot;,&quot;publisher-place&quot;:&quot;New York, NY, USA&quot;,&quot;page&quot;:&quot;1:1–1:7&quot;,&quot;source&quot;:&quot;ACM Digital Library&quot;,&quot;event-place&quot;:&quot;New York, NY, USA&quot;,&quot;abstract&quot;:&quot;An operating system kernel written in the Rust language would have extremely fine-grained isolation boundaries, have no memory leaks, and be safe from a wide range of security threats and memory bugs. Previous efforts towards this end concluded that writing a kernel requires changing Rust. This paper reaches a different conclusion, that no changes to Rust are needed and a kernel can be implemented with a very small amount of unsafe code. It describes how three sample kernel mechanisms---DMA, USB, and buffer caches---can be built using these abstractions.&quot;,&quot;URL&quot;:&quot;http://doi.acm.org/10.1145/3124680.3124717&quot;,&quot;DOI&quot;:&quot;10.1145/3124680.3124717&quot;,&quot;ISBN&quot;:&quot;978-1-4503-5197-3&quot;,&quot;note&quot;:&quot;event-place: Mumbai, India&quot;,&quot;author&quot;:[{&quot;family&quot;:&quot;Levy&quot;,&quot;given&quot;:&quot;Amit&quot;},{&quot;family&quot;:&quot;Campbell&quot;,&quot;given&quot;:&quot;Bradford&quot;},{&quot;family&quot;:&quot;Ghena&quot;,&quot;given&quot;:&quot;Branden&quot;},{&quot;family&quot;:&quot;Pannuto&quot;,&quot;given&quot;:&quot;Pat&quot;},{&quot;family&quot;:&quot;Dutta&quot;,&quot;given&quot;:&quot;Prabal&quot;},{&quot;family&quot;:&quot;Levis&quot;,&quot;given&quot;:&quot;Philip&quot;}],&quot;issued&quot;:{&quot;date-parts&quot;:[[&quot;2017&quot;]]},&quot;accessed&quot;:{&quot;date-parts&quot;:[[&quot;2019&quot;,2,5]]}}}],&quot;schema&quot;:&quot;https://github.com/citation-style-language/schema/raw/master/csl-citation.json&quot;} RNDV7UKSFjSUX"/><text:span text:style-name="T8">[7]</text:span><text:reference-mark-end text:name="ZOTERO_ITEM CSL_CITATION {&quot;citationID&quot;:&quot;GJHl2JO2&quot;,&quot;properties&quot;:{&quot;formattedCitation&quot;:&quot;[7]&quot;,&quot;plainCitation&quot;:&quot;[7]&quot;,&quot;noteIndex&quot;:0},&quot;citationItems&quot;:[{&quot;id&quot;:21,&quot;uris&quot;:[&quot;http://zotero.org/users/local/xCG98HH5/items/BTL3UX5J&quot;],&quot;uri&quot;:[&quot;http://zotero.org/users/local/xCG98HH5/items/BTL3UX5J&quot;],&quot;itemData&quot;:{&quot;id&quot;:21,&quot;type&quot;:&quot;paper-conference&quot;,&quot;title&quot;:&quot;The Case for Writing a Kernel in Rust&quot;,&quot;container-title&quot;:&quot;Proceedings of the 8th Asia-Pacific Workshop on Systems&quot;,&quot;collection-title&quot;:&quot;APSys '17&quot;,&quot;publisher&quot;:&quot;ACM&quot;,&quot;publisher-place&quot;:&quot;New York, NY, USA&quot;,&quot;page&quot;:&quot;1:1–1:7&quot;,&quot;source&quot;:&quot;ACM Digital Library&quot;,&quot;event-place&quot;:&quot;New York, NY, USA&quot;,&quot;abstract&quot;:&quot;An operating system kernel written in the Rust language would have extremely fine-grained isolation boundaries, have no memory leaks, and be safe from a wide range of security threats and memory bugs. Previous efforts towards this end concluded that writing a kernel requires changing Rust. This paper reaches a different conclusion, that no changes to Rust are needed and a kernel can be implemented with a very small amount of unsafe code. It describes how three sample kernel mechanisms---DMA, USB, and buffer caches---can be built using these abstractions.&quot;,&quot;URL&quot;:&quot;http://doi.acm.org/10.1145/3124680.3124717&quot;,&quot;DOI&quot;:&quot;10.1145/3124680.3124717&quot;,&quot;ISBN&quot;:&quot;978-1-4503-5197-3&quot;,&quot;note&quot;:&quot;event-place: Mumbai, India&quot;,&quot;author&quot;:[{&quot;family&quot;:&quot;Levy&quot;,&quot;given&quot;:&quot;Amit&quot;},{&quot;family&quot;:&quot;Campbell&quot;,&quot;given&quot;:&quot;Bradford&quot;},{&quot;family&quot;:&quot;Ghena&quot;,&quot;given&quot;:&quot;Branden&quot;},{&quot;family&quot;:&quot;Pannuto&quot;,&quot;given&quot;:&quot;Pat&quot;},{&quot;family&quot;:&quot;Dutta&quot;,&quot;given&quot;:&quot;Prabal&quot;},{&quot;family&quot;:&quot;Levis&quot;,&quot;given&quot;:&quot;Philip&quot;}],&quot;issued&quot;:{&quot;date-parts&quot;:[[&quot;2017&quot;]]},&quot;accessed&quot;:{&quot;date-parts&quot;:[[&quot;2019&quot;,2,5]]}}}],&quot;schema&quot;:&quot;https://github.com/citation-style-language/schema/raw/master/csl-citation.json&quot;} RNDV7UKSFjSUX"/><text:span text:style-name="T8"> . One particular paper that might be very interesting is "RustBelt: Securing the Foundations of the Rust Programming Language" </text:span><text:reference-mark-start text:name="ZOTERO_ITEM CSL_CITATION {&quot;citationID&quot;:&quot;99Af50ej&quot;,&quot;properties&quot;:{&quot;formattedCitation&quot;:&quot;[8]&quot;,&quot;plainCitation&quot;:&quot;[8]&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ysn3IIDm7P"/><text:span text:style-name="T8">[8]</text:span><text:reference-mark-end text:name="ZOTERO_ITEM CSL_CITATION {&quot;citationID&quot;:&quot;99Af50ej&quot;,&quot;properties&quot;:{&quot;formattedCitation&quot;:&quot;[8]&quot;,&quot;plainCitation&quot;:&quot;[8]&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ysn3IIDm7P"/><text:span text:style-name="T8"> in which the authors claim to provide formal, machine-checked proofs to Rust's safety claims, apparently using Separation Logic - one of the theoretical foundations of the paper that I presented this week on Infer and FootPatch. If this paper turns out to be important for my paper, I'd also try to get a better grip on the theoretical underpinnings of Separation Logic, starting with </text:span><text:reference-mark-start text:name="ZOTERO_ITEM CSL_CITATION {&quot;citationID&quot;:&quot;xrT8lBEw&quot;,&quot;properties&quot;:{&quot;formattedCitation&quot;:&quot;[9]&quot;,&quot;plainCitation&quot;:&quot;[9]&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Kn2L09axwY"/><text:span text:style-name="T8">[9]</text:span><text:reference-mark-end text:name="ZOTERO_ITEM CSL_CITATION {&quot;citationID&quot;:&quot;xrT8lBEw&quot;,&quot;properties&quot;:{&quot;formattedCitation&quot;:&quot;[9]&quot;,&quot;plainCitation&quot;:&quot;[9]&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Kn2L09axwY"/><text:span text:style-name="T8"> (which seems to be the seminal paper on this topic?).</text:span></text:p>
      <text:p text:style-name="First_20_line_20_indent"/>
      <text:p text:style-name="P13"><text:span text:style-name="T10">Following the professor's suggestions, I will include a primer on Separation Logic section, and consider submitting the paper to </text:span>OOPSLA<text:span text:style-name="T11"> if I get good results.</text:span></text:p>
      <text:p text:style-name="First_20_line_20_indent"/>
      <text:p text:style-name="P4"/>
      <text:section text:style-name="Sect1" text:name="ZOTERO_BIBL {&quot;uncited&quot;:[],&quot;omitted&quot;:[],&quot;custom&quot;:[]} CSL_BIBLIOGRAPHY RNDAEe5jxX5Rx">
        <text:p text:style-name="Bibliography_20_1">[1]<text:tab/>J. Blandy, <text:span text:style-name="T4">The Rust Programming Language: Fast, Safe, and Beautiful</text:span>. O’Reilly Media, Inc., 2015.</text:p>
        <text:p text:style-name="Bibliography_20_1">[2]<text:tab/>“Bugs : EPICS Base.” [Online]. Available: 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 [Accessed: 06-Feb-2019].</text:p>
        <text:p text:style-name="Bibliography_20_1">[3]<text:tab/>A. Zeng and W. Crichton, “Identifying Barriers to Adoption for Rust through Online Discourse,” <text:span text:style-name="T4">ArXiv190101001 Cs</text:span>, Jan. 2019.</text:p>
        <text:p text:style-name="Bibliography_20_1">[4]<text:tab/>B. Anderson <text:span text:style-name="T4">et al.</text:span>, “Experience Report: Developing the Servo Web Browser Engine using Rust,” <text:span text:style-name="T4">ArXiv150507383 Cs</text:span>, May 2015.</text:p>
        <text:p text:style-name="Bibliography_20_1">[5]<text:tab/>Y. Lin, S. M. Blackburn, A. L. Hosking, and M. Norrish, “Rust As a Language for High Performance GC Implementation,” in <text:span text:style-name="T4">Proceedings of the 2016 ACM SIGPLAN International Symposium on Memory Management</text:span>, New York, NY, USA, 2016, pp. 89–98.</text:p>
        <text:p text:style-name="Bibliography_20_1"><text:soft-page-break/>[6]<text:tab/>A. Balasubramanian, M. S. Baranowski, A. Burtsev, A. Panda, Z. Rakamarić, and L. Ryzhyk, “System Programming in Rust: Beyond Safety,” in <text:span text:style-name="T4">Proceedings of the 16th Workshop on Hot Topics in Operating Systems</text:span>, New York, NY, USA, 2017, pp. 156–161.</text:p>
        <text:p text:style-name="Bibliography_20_1"><text:soft-page-break/>[7]<text:tab/>A. Levy, B. Campbell, B. Ghena, P. Pannuto, P. Dutta, and P. Levis, “The Case for Writing a Kernel in Rust,” in <text:span text:style-name="T4">Proceedings of the 8th Asia-Pacific Workshop on Systems</text:span>, New York, NY, USA, 2017, pp. 1:1–1:7.</text:p>
        <text:p text:style-name="Bibliography_20_1">[8]<text:tab/>R. Jung, J.-H. Jourdan, R. Krebbers, and D. Dreyer, “RustBelt: Securing the Foundations of the Rust Programming Language,” <text:span text:style-name="T4">Proc ACM Program Lang</text:span>, vol. 2, no. POPL, pp. 66:1–66:34, Dec. 2017.</text:p>
        <text:p text:style-name="Bibliography_20_1">[9]<text:tab/>J. C. Reynolds, “Separation Logic: A Logic for Shared Mutable Data Structures,” in <text:span text:style-name="T4">Proceedings of the 17th Annual IEEE Symposium on Logic in Computer Science</text:span>, Washington, DC, USA, 2002, pp. 55–74.</text:p>
      </text:section>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DejaVu Serif Condensed" fo:font-family="'DejaVu Serif Condensed'" style:font-style-name="Condensed" style:font-family-generic="roman" style:font-pitch="variable" fo:font-size="11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0:38:53.588505416</meta:creation-date>
    <meta:generator>LibreOffice/6.0.7.3$Linux_X86_64 LibreOffice_project/00m0$Build-3</meta:generator>
    <dc:date>2019-02-12T22:33:18.325715751</dc:date>
    <meta:editing-duration>PT18M58S</meta:editing-duration>
    <meta:editing-cycles>9</meta:editing-cycles>
    <meta:document-statistic meta:table-count="0" meta:image-count="0" meta:object-count="0" meta:page-count="4" meta:paragraph-count="31" meta:word-count="882" meta:character-count="5955" meta:non-whitespace-character-count="5111"/>
    <meta:user-defined meta:name="ZOTERO_PREF_1">&lt;data data-version="3" zotero-version="5.0.60"&gt;&lt;session id="bd8v7Hv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